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db59" officeooo:paragraph-rsid="0019db59"/>
    </style:style>
    <style:style style:name="P2" style:family="paragraph" style:parent-style-name="Text_20_body">
      <style:text-properties officeooo:paragraph-rsid="0019db59"/>
    </style:style>
    <style:style style:name="P3" style:family="paragraph" style:parent-style-name="Text_20_body">
      <style:text-properties officeooo:rsid="001b18d3" officeooo:paragraph-rsid="001b18d3"/>
    </style:style>
    <style:style style:name="P4" style:family="paragraph" style:parent-style-name="Text_20_body">
      <style:text-properties officeooo:rsid="001b18d3" officeooo:paragraph-rsid="001bd43f"/>
    </style:style>
    <style:style style:name="P5" style:family="paragraph" style:parent-style-name="Text_20_body">
      <style:text-properties officeooo:rsid="001f2f5e" officeooo:paragraph-rsid="001f2f5e"/>
    </style:style>
    <style:style style:name="P6" style:family="paragraph" style:parent-style-name="Text_20_body">
      <style:text-properties officeooo:rsid="001f2f5e" officeooo:paragraph-rsid="00208ba3"/>
    </style:style>
    <style:style style:name="P7" style:family="paragraph" style:parent-style-name="Text_20_body">
      <style:text-properties officeooo:rsid="00216175" officeooo:paragraph-rsid="00216175"/>
    </style:style>
    <style:style style:name="P8" style:family="paragraph" style:parent-style-name="Text_20_body">
      <style:text-properties fo:font-weight="bold" officeooo:rsid="002241a8" officeooo:paragraph-rsid="002241a8" style:font-weight-asian="bold" style:font-weight-complex="bold"/>
    </style:style>
    <style:style style:name="P9" style:family="paragraph" style:parent-style-name="Text_20_body">
      <style:text-properties fo:font-weight="bold" officeooo:rsid="00225ce6" officeooo:paragraph-rsid="00225ce6" style:font-weight-asian="bold" style:font-weight-complex="bold"/>
    </style:style>
    <style:style style:name="P10" style:family="paragraph" style:parent-style-name="Title">
      <style:text-properties officeooo:rsid="0019db59" officeooo:paragraph-rsid="0019db59"/>
    </style:style>
    <style:style style:name="P11" style:family="paragraph" style:parent-style-name="Heading_20_1">
      <style:text-properties officeooo:rsid="0019db59" officeooo:paragraph-rsid="0019db59"/>
    </style:style>
    <style:style style:name="P12" style:family="paragraph" style:parent-style-name="Subtitle">
      <style:text-properties officeooo:rsid="0019db59" officeooo:paragraph-rsid="0019db59"/>
    </style:style>
    <style:style style:name="P13" style:family="paragraph" style:parent-style-name="Text_20_body" style:list-style-name="L1">
      <style:text-properties officeooo:rsid="0019db59" officeooo:paragraph-rsid="0019db59"/>
    </style:style>
    <style:style style:name="P14" style:family="paragraph" style:parent-style-name="Text_20_body" style:list-style-name="L2">
      <style:text-properties officeooo:rsid="0019db59" officeooo:paragraph-rsid="0019db59"/>
    </style:style>
    <style:style style:name="P15" style:family="paragraph" style:parent-style-name="Text_20_body" style:list-style-name="L2">
      <style:text-properties officeooo:paragraph-rsid="00208ba3"/>
    </style:style>
    <style:style style:name="P16" style:family="paragraph" style:parent-style-name="Text_20_body" style:list-style-name="L2">
      <style:text-properties officeooo:rsid="001b18d3" officeooo:paragraph-rsid="001b18d3"/>
    </style:style>
    <style:style style:name="P17" style:family="paragraph" style:parent-style-name="Text_20_body">
      <style:text-properties officeooo:rsid="001bd43f" officeooo:paragraph-rsid="001bd43f"/>
    </style:style>
    <style:style style:name="P18" style:family="paragraph" style:parent-style-name="Text_20_body" style:list-style-name="L2">
      <style:text-properties officeooo:rsid="001f2e67" officeooo:paragraph-rsid="001f2e67"/>
    </style:style>
    <style:style style:name="P19" style:family="paragraph" style:parent-style-name="Text_20_body" style:list-style-name="L2">
      <style:text-properties officeooo:rsid="001f2f5e" officeooo:paragraph-rsid="001f2f5e"/>
    </style:style>
    <style:style style:name="P20" style:family="paragraph" style:parent-style-name="Text_20_body" style:list-style-name="L2">
      <style:text-properties officeooo:rsid="00216175" officeooo:paragraph-rsid="00216175"/>
    </style:style>
    <style:style style:name="P21" style:family="paragraph" style:parent-style-name="Text_20_body" style:list-style-name="L2">
      <style:text-properties fo:font-weight="bold" officeooo:rsid="002241a8" officeooo:paragraph-rsid="002241a8" style:font-weight-asian="bold" style:font-weight-complex="bold"/>
    </style:style>
    <style:style style:name="P22" style:family="paragraph" style:parent-style-name="Text_20_body" style:list-style-name="L2">
      <style:text-properties officeooo:rsid="002327f1" officeooo:paragraph-rsid="002327f1"/>
    </style:style>
    <style:style style:name="P23" style:family="paragraph" style:parent-style-name="Text_20_body">
      <style:text-properties officeooo:rsid="002327f1" officeooo:paragraph-rsid="002327f1"/>
    </style:style>
    <style:style style:name="P24" style:family="paragraph" style:parent-style-name="Text_20_body" style:list-style-name="L2">
      <style:text-properties officeooo:rsid="002353d6" officeooo:paragraph-rsid="002353d6"/>
    </style:style>
    <style:style style:name="P25" style:family="paragraph" style:parent-style-name="Text_20_body">
      <style:text-properties officeooo:rsid="002353d6" officeooo:paragraph-rsid="002353d6"/>
    </style:style>
    <style:style style:name="P26" style:family="paragraph" style:parent-style-name="Text_20_body">
      <style:text-properties officeooo:rsid="0024d944" officeooo:paragraph-rsid="0024d944"/>
    </style:style>
    <style:style style:name="T1" style:family="text">
      <style:text-properties officeooo:rsid="001b1f83"/>
    </style:style>
    <style:style style:name="T2" style:family="text">
      <style:text-properties officeooo:rsid="001bd43f"/>
    </style:style>
    <style:style style:name="T3" style:family="text">
      <style:text-properties officeooo:rsid="001f2e67"/>
    </style:style>
    <style:style style:name="T4" style:family="text">
      <style:text-properties officeooo:rsid="001f2f5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8ba3" style:font-weight-asian="bold" style:font-weight-complex="bold"/>
    </style:style>
    <style:style style:name="T7" style:family="text">
      <style:text-properties officeooo:rsid="00208ba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4544" style:font-weight-asian="normal" style:font-weight-complex="normal"/>
    </style:style>
    <style:style style:name="T10" style:family="text">
      <style:text-properties fo:font-weight="normal" officeooo:rsid="00225ce6" style:font-weight-asian="normal" style:font-weight-complex="normal"/>
    </style:style>
    <style:style style:name="T11" style:family="text">
      <style:text-properties officeooo:rsid="0024d9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INUX NOTES:</text:p>
      <text:p text:style-name="P12">Date:5-April-2020</text:p>
      <text:p text:style-name="P23">[]:Optional</text:p>
      <text:h text:style-name="P11" text:outline-level="1">File Systems:</text:h>
      <text:p text:style-name="P2"/>
      <text:list xml:id="list303071585" text:style-name="L1">
        <text:list-item>
          <text:p text:style-name="P13">Organizes in hierarchical System.</text:p>
        </text:list-item>
        <text:list-item>
          <text:p text:style-name="P13">Stores data in directories.</text:p>
        </text:list-item>
        <text:list-item>
          <text:p text:style-name="P13">Commands:</text:p>
        </text:list-item>
      </text:list>
      <text:list xml:id="list3943117936" text:style-name="L2">
        <text:list-item>
          <text:p text:style-name="P14">CD /:</text:p>
        </text:list-item>
      </text:list>
      <text:p text:style-name="P1">take it to root directory.</text:p>
      <text:list xml:id="list202156997666255" text:continue-numbering="true" text:style-name="L2">
        <text:list-item>
          <text:p text:style-name="P16">CD ..</text:p>
        </text:list-item>
      </text:list>
      <text:p text:style-name="P3">Take it to one directory backward</text:p>
      <text:list xml:id="list202157944690171" text:continue-numbering="true" text:style-name="L2">
        <text:list-item>
          <text:p text:style-name="P16">mkdir foldername</text:p>
        </text:list-item>
      </text:list>
      <text:p text:style-name="P3">Make a folder using CLI</text:p>
      <text:list xml:id="list202157730114198" text:continue-numbering="true" text:style-name="L2">
        <text:list-item>
          <text:p text:style-name="P16">touch filename</text:p>
        </text:list-item>
      </text:list>
      <text:p text:style-name="P3">creates a file of name filename</text:p>
      <text:list xml:id="list202157957082975" text:continue-numbering="true" text:style-name="L2">
        <text:list-item>
          <text:p text:style-name="P16">vi filename</text:p>
        </text:list-item>
      </text:list>
      <text:p text:style-name="P3">edit the file of filename</text:p>
      <text:list xml:id="list202158489405581" text:continue-numbering="true" text:style-name="L2">
        <text:list-item>
          <text:p text:style-name="P16">i</text:p>
          <text:p text:style-name="P16">1# vi filename ENTER</text:p>
        </text:list-item>
      </text:list>
      <text:p text:style-name="P3"><text:tab/>2# i</text:p>
      <text:p text:style-name="P3"><text:tab/>Go to insert mode now you can edit the file </text:p>
      <text:p text:style-name="P4"><text:tab/><text:span text:style-name="T2">3#Esc(escape key)</text:span></text:p>
      <text:p text:style-name="P17"><text:tab/> to go to exit mode</text:p>
      <text:p text:style-name="P4"><text:span text:style-name="T2"><text:tab/>4</text:span><text:span text:style-name="T1">#(colon):wq</text:span></text:p>
      <text:p text:style-name="P3"><text:tab/><text:span text:style-name="T1">use for writing a file as ‘w’ and quit it as ‘q’</text:span></text:p>
      <text:list xml:id="list202158199728648" text:continue-numbering="true" text:style-name="L2">
        <text:list-item>
          <text:p text:style-name="P18"><text:span text:style-name="T5">cp</text:span> source destination:</text:p>
          <text:p text:style-name="P19"><text:soft-page-break/>Cp: copies file or directory</text:p>
        </text:list-item>
      </text:list>
      <text:p text:style-name="P5"><text:tab/>source:name of file or directory</text:p>
      <text:p text:style-name="P5"><text:tab/>destination:path of file or folder to be placed</text:p>
      <text:list xml:id="list202157180031882" text:continue-numbering="true" text:style-name="L2">
        <text:list-item>
          <text:p text:style-name="P15"><text:span text:style-name="T6">mv</text:span><text:span text:style-name="T3"> source destination:</text:span></text:p>
          <text:p text:style-name="P15"><text:span text:style-name="T7">mv</text:span><text:span text:style-name="T4">: </text:span><text:span text:style-name="T7">move</text:span><text:span text:style-name="T4"> file or directory</text:span></text:p>
        </text:list-item>
      </text:list>
      <text:p text:style-name="P6"><text:tab/>source:name/<text:span text:style-name="T7">path</text:span> of file or directory</text:p>
      <text:p text:style-name="P6"><text:tab/>destination:path/<text:span text:style-name="T7">name</text:span> of file or folder to be placed</text:p>
      <text:list xml:id="list202158526756499" text:continue-numbering="true" text:style-name="L2">
        <text:list-item>
          <text:p text:style-name="P20">man cmd</text:p>
        </text:list-item>
      </text:list>
      <text:p text:style-name="P7">use for giving help about cmd or commands</text:p>
      <text:list xml:id="list202157547927408" text:continue-numbering="true" text:style-name="L2">
        <text:list-item>
          <text:p text:style-name="P21">find <text:span text:style-name="T8">source_path </text:span><text:span text:style-name="T10">[-name] </text:span><text:span text:style-name="T8">file_name</text:span></text:p>
        </text:list-item>
      </text:list>
      <text:p text:style-name="P8"><text:span text:style-name="T8">F</text:span><text:span text:style-name="T9">inds the file file ‘file_name’ present in ‘source_path’.</text:span></text:p>
      <text:p text:style-name="P9"><text:span text:style-name="T9">-</text:span><text:span text:style-name="T8">name: </text:span><text:span text:style-name="T9">U</text:span><text:span text:style-name="T8">sed for getting path pwd</text:span></text:p>
      <text:list xml:id="list202157748336613" text:continue-numbering="true" text:style-name="L2">
        <text:list-item>
          <text:p text:style-name="P22">uname <text:s/>[-a]:</text:p>
        </text:list-item>
      </text:list>
      <text:p text:style-name="P23">returns OS of System ,[returns architecture and OS details]</text:p>
      <text:list xml:id="list202158982108041" text:continue-numbering="true" text:style-name="L2">
        <text:list-item>
          <text:p text:style-name="P22">lscpu:</text:p>
        </text:list-item>
      </text:list>
      <text:p text:style-name="P23">give details of cpu core processors cache etc</text:p>
      <text:list xml:id="list202158406371385" text:continue-numbering="true" text:style-name="L2">
        <text:list-item>
          <text:p text:style-name="P24">df [-h]:</text:p>
        </text:list-item>
      </text:list>
      <text:p text:style-name="P25">returns disk space ,[-h flag returns human readable information]</text:p>
      <text:list xml:id="list202157254852648" text:continue-numbering="true" text:style-name="L2">
        <text:list-item>
          <text:p text:style-name="P24">du path/null</text:p>
        </text:list-item>
      </text:list>
      <text:p text:style-name="P25">path: if path is given than gives the disk spaces <text:span text:style-name="T11">of specified directory</text:span></text:p>
      <text:p text:style-name="P26">null: gives current directory space</text:p>
      <text:list xml:id="list202157501795106" text:continue-numbering="true" text:style-name="L2">
        <text:list-item>
          <text:p text:style-name="P2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5T15:04:41.346109590</meta:creation-date>
    <meta:generator>LibreOffice/6.4.2.2$Linux_X86_64 LibreOffice_project/470efa65018866d4eccd0320fc85de07297c8d71</meta:generator>
    <dc:date>2020-04-05T20:21:56.831815853</dc:date>
    <meta:editing-duration>PT37M5S</meta:editing-duration>
    <meta:editing-cycles>5</meta:editing-cycles>
    <meta:document-statistic meta:table-count="0" meta:image-count="0" meta:object-count="0" meta:page-count="2" meta:paragraph-count="48" meta:word-count="229" meta:character-count="1276" meta:non-whitespace-character-count="1100"/>
  </office:meta>
</office:document-meta>
</file>